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in none #000000" fo:padding="0in" style:shadow="none" fo:margin-bottom="0in" style:page-number="1"/>
    </style:style>
    <style:style style:name="T5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7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P8" style:parent-style-name="Normal" style:family="paragraph">
      <style:paragraph-properties fo:border="0in none #000000" fo:padding="0in" style:shadow="none" fo:margin-bottom="0in"/>
    </style:style>
    <style:style style:name="T9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1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color="#333333"/>
    </style:style>
    <style:style style:name="P15" style:parent-style-name="Normal" style:family="paragraph">
      <style:paragraph-properties fo:border="0in none #000000" fo:padding="0in" style:shadow="none"/>
    </style:style>
    <style:style style:name="T16" style:parent-style-name="DefaultParagraphFont" style:family="text">
      <style:text-properties style:font-name="Calibri" style:font-name-asian="Calibri" style:font-name-complex="Calibri" fo:font-style="italic" style:font-style-asian="italic" fo:color="#000000" fo:font-size="11pt" style:font-size-asian="11pt" style:font-size-complex="11pt" fo:background-color="#FFFF00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Column19" style:family="table-column">
      <style:table-column-properties style:column-width="6.693in" style:use-optimal-column-width="false"/>
    </style:style>
    <style:style style:name="Table18" style:family="table">
      <style:table-properties style:width="6.693in" fo:margin-left="0in" table:align="left"/>
    </style:style>
    <style:style style:name="TableRow20" style:family="table-row">
      <style:table-row-properties style:min-row-height="1.0833in" style:use-optimal-row-height="false"/>
    </style:style>
    <style:style style:name="TableCell21" style:family="table-cell">
      <style:table-cell-properties fo:border="0.0416in solid #000000" style:writing-mode="lr-tb" style:vertical-align="middle" fo:padding-top="0.1in" fo:padding-left="0.1in" fo:padding-bottom="0.1in" fo:padding-right="0.1in"/>
    </style:style>
    <style:style style:name="P22" style:parent-style-name="Normal" style:family="paragraph">
      <style:paragraph-properties fo:border="0in none #000000" fo:padding="0in" style:shadow="none" fo:margin-bottom="0in"/>
    </style:style>
    <style:style style:name="T23" style:parent-style-name="DefaultParagraphFont" style:family="text">
      <style:text-properties style:font-name="Calibri" style:font-name-asian="Calibri" style:font-name-complex="Calibri" fo:color="#000000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T25" style:parent-style-name="DefaultParagraphFont" style:family="text">
      <style:text-properties style:font-name="Calibri" style:font-name-asian="Calibri" style:font-name-complex="Calibri" fo:color="#000000"/>
    </style:style>
    <style:style style:name="T26" style:parent-style-name="DefaultParagraphFont" style:family="text">
      <style:text-properties style:font-name="Calibri" style:font-name-asian="Calibri" style:font-name-complex="Calibri" fo:color="#000000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T28" style:parent-style-name="DefaultParagraphFont" style:family="text">
      <style:text-properties style:font-name="Calibri" style:font-name-asian="Calibri" style:font-name-complex="Calibri" fo:color="#000000"/>
    </style:style>
    <style:style style:name="T29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P30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1" style:parent-style-name="Heading2" style:family="paragraph">
      <style:text-properties fo:font-size="14pt" style:font-size-asian="14pt" style:font-size-complex="14pt"/>
    </style:style>
    <style:style style:name="P32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3" style:parent-style-name="Normal" style:family="paragraph">
      <style:paragraph-properties fo:margin-top="0.0694in" fo:margin-bottom="0.0694in" fo:line-height="105%"/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/>
    </style:style>
    <style:style style:name="P35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6" style:parent-style-name="Heading2" style:family="paragraph">
      <style:text-properties fo:font-size="14pt" style:font-size-asian="14pt" style:font-size-complex="14pt"/>
    </style:style>
    <style:style style:name="P37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38" style:parent-style-name="Heading2" style:family="paragraph">
      <style:text-properties fo:font-size="14pt" style:font-size-asian="14pt" style:font-size-complex="14pt"/>
    </style:style>
    <style:style style:name="P39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40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41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42" style:parent-style-name="Normal" style:family="paragraph">
      <style:paragraph-properties fo:margin-top="0.0694in" fo:margin-bottom="0.0694in" fo:line-height="105%"/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  <style:style style:name="P43" style:parent-style-name="Heading2" style:family="paragraph">
      <style:text-properties fo:font-size="14pt" style:font-size-asian="14pt" style:font-size-complex="14pt"/>
    </style:style>
    <style:style style:name="P44" style:parent-style-name="Normal" style:family="paragraph">
      <style:paragraph-properties fo:margin-top="0.0694in" fo:margin-bottom="0.0694in" fo:line-height="105%"/>
    </style:style>
    <style:style style:name="T45" style:parent-style-name="DefaultParagraphFont" style:family="text">
      <style:text-properties style:font-name="Calibri" style:font-name-asian="Calibri" style:font-name-complex="Calibri" fo:font-style="italic" style:font-style-asian="italic" fo:font-size="11pt" style:font-size-asian="11pt" style:font-size-complex="11pt"/>
    </style:style>
  </office:automatic-styles>
  <office:body>
    <office:text text:use-soft-page-breaks="true">
      <text:p text:style-name="P1"><text:span text:style-name="T5">OR202</text:span><text:span text:style-name="T6">2</text:span><text:span text:style-name="T7"><text:s/>24x7 Track Submission </text:span></text:p>
      <text:p text:style-name="P8"><text:span text:style-name="T9">1</text:span><text:span text:style-name="T10">7</text:span><text:span text:style-name="T11">th International Open Repositories Conference, June<text:s/></text:span><text:span text:style-name="T12">6th - 9th</text:span><text:span text:style-name="T13"><text:s/>in<text:s/></text:span><text:span text:style-name="T14">Denver, Colorado, USA</text:span></text:p>
      <text:p text:style-name="P15"><text:span text:style-name="T16">For authors: Follow the directions in italics and where appropriate replace with your own content.</text:span><text:span text:style-name="T17"><text:line-break/></text:span>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A reminder that the theme for OR2020 is “</text:span><text:span text:style-name="T24">Building Trust Together</text:span><text:span text:style-name="T25">”. We particularly welcome submissions that reflect the conference theme and answer question</text:span><text:span text:style-name="T26">s focused on<text:s/></text:span><text:span text:style-name="T27">ways repositories enable trust, integration, collaboration and sharing</text:span><text:span text:style-name="T28">. See the Call for Proposals for more detail on the themes. You will be asked to select a sub-theme at the time of submission.</text:span></text:p>
          </table:table-cell>
        </table:table-row>
      </table:table>
      <text:h text:style-name="Heading1" text:outline-level="1"><text:span text:style-name="T29">Title of Proposal</text:span></text:h>
      <text:p text:style-name="P30">Author 1 name, affiliation, email address; Author 2 name, affiliation, email address</text:p>
      <text:h text:style-name="P31" text:outline-level="2">Abstract</text:h>
      <text:p text:style-name="P32">Summary of your proposal; maximum 200 words. The abstract should be a concise summary of the background, problem, approach and conclusions of the work described.<text:s/>You will copy and paste this into the submission system at the time of submission.</text:p>
      <text:p text:style-name="P33"><text:span text:style-name="T34">Keywords</text:span></text:p>
      <text:p text:style-name="P35">List 3-4 key terms or phrases that describe the subject of the proposal.</text:p>
      <text:h text:style-name="P36" text:outline-level="2">Audience</text:h>
      <text:p text:style-name="P37">Tell us in a sentence or two who is the likely audience for this. Some examples might be repository managers, developers, data producers, librarians, etc.</text:p>
      <text:h text:style-name="P38" text:outline-level="2"><text:bookmark-start text:name="_heading=h.1t3h5sf"/><text:bookmark-end text:name="_heading=h.1t3h5sf"/>Proposal (no longer than a page)</text:h>
      <text:list text:style-name="LFO1" text:continue-numbering="true">
        <text:list-item>
          <text:p text:style-name="P39">Tell us what you will cover in the presentation. Why will your topic be of interest to the intended audience? Successful 24×7 presentations have a clear focus on one idea and a narrower focus than a 30 minute presentation. Talks about failures and lessons learnt are highly encouraged.</text:p>
        </text:list-item>
        <text:list-item>
          <text:p text:style-name="P40">If your 24x7 presentation is very technical it may be more appropriate for the Developer’s Track.</text:p>
        </text:list-item>
        <text:list-item>
          <text:p text:style-name="P41">Remember, 24x7 presentations are short (7-minute) presentations.</text:p>
        </text:list-item>
        <text:list-item>
          <text:p text:style-name="P42">Your proposal should be in English and no longer than a page.</text:p>
        </text:list-item>
      </text:list>
      <text:h text:style-name="P43" text:outline-level="2">References, if applicable</text:h>
      <text:p text:style-name="P44"><text:span text:style-name="T45">Use any clear unambiguous reference style you lik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Calibri" style:font-name-complex="Calibri" fo:font-weight="bold" style:font-weight-asian="bold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color="#4F81B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Calibri" style:font-name-complex="Calibri" fo:font-style="italic" style:font-style-asian="italic" fo:color="#4F81B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text-align="center" fo:margin-top="0.3333in" fo:margin-bottom="0.1666in"/>
      <style:text-properties style:font-name="Calibri" style:font-name-asian="Calibri" style:font-name-complex="Calibri" fo:font-weight="bold" style:font-weight-asian="bold" fo:color="#335B8A" fo:font-size="18pt" style:font-size-asian="18pt" style:font-size-complex="18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text-align="center" fo:margin-top="0.1666in" fo:margin-bottom="0.1666in"/>
      <style:text-properties style:font-name="Calibri" style:font-name-asian="Calibri" style:font-name-complex="Calibri" fo:font-weight="bold" style:font-weight-asian="bold" fo:color="#335B8A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bullet>
      <text:list-level-style-bullet text:level="2" text:bullet-char="–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bullet>
      <text:list-level-style-bullet text:level="3" text:bullet-char="•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bullet>
      <text:list-level-style-bullet text:level="4" text:bullet-char="–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bullet>
      <text:list-level-style-bullet text:level="5" text:bullet-char="•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bullet>
      <text:list-level-style-bullet text:level="6" text:bullet-char="–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bullet>
      <text:list-level-style-bullet text:level="7" text:bullet-char="•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bullet>
      <text:list-level-style-number text:level="8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2958in"/>
      </style:footer-style>
    </style:page-layout>
    <style:style style:name="P2" style:parent-style-name="Normal" style:family="paragraph">
      <style:paragraph-properties fo:text-align="center" fo:margin-bottom="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" style:font-name-asian="Calibri" style:font-name-complex="Calibri" fo:font-size="10pt" style:font-size-asian="10pt" style:font-size-complex="10pt"/>
    </style:style>
    <style:style style:name="P4" style:parent-style-name="Normal" style:family="paragraph">
      <style:paragraph-properties fo:margin-bottom="0.5in">
        <style:tab-stops>
          <style:tab-stop style:type="center" style:position="3.134in"/>
          <style:tab-stop style:type="right" style:position="6.268in"/>
        </style:tab-stops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va, Jyrki T</meta:initial-creator>
    <dc:creator>Claire Knowles</dc:creator>
    <meta:creation-date>2022-01-19T20:28:00Z</meta:creation-date>
    <dc:date>2022-01-19T20:28:00Z</dc:date>
    <meta:template xlink:href="Normal.dotm" xlink:type="simple"/>
    <meta:editing-cycles>2</meta:editing-cycles>
    <meta:editing-duration>PT0S</meta:editing-duration>
    <meta:document-statistic meta:page-count="1" meta:paragraph-count="3" meta:word-count="270" meta:character-count="1808" meta:row-count="12" meta:non-whitespace-character-count="1541"/>
  </office:meta>
</office:document-meta>
</file>